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3.503cm" fo:margin-left="-0.191cm" fo:margin-top="0cm" fo:margin-bottom="0cm" table:align="left" style:writing-mode="lr-tb"/>
    </style:style>
    <style:style style:name="Таблица4.A" style:family="table-column">
      <style:table-column-properties style:column-width="8.239cm"/>
    </style:style>
    <style:style style:name="Таблица4.B" style:family="table-column">
      <style:table-column-properties style:column-width="5.26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5" style:family="table">
      <style:table-properties style:width="13.494cm" fo:margin-left="-0.191cm" fo:margin-top="0cm" fo:margin-bottom="0cm" table:align="left" style:writing-mode="lr-tb"/>
    </style:style>
    <style:style style:name="Таблица5.A" style:family="table-column">
      <style:table-column-properties style:column-width="8.239cm"/>
    </style:style>
    <style:style style:name="Таблица5.B" style:family="table-column">
      <style:table-column-properties style:column-width="5.25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484cm" fo:margin-left="-0.191cm" fo:margin-top="0cm" fo:margin-bottom="0cm" table:align="left" style:writing-mode="lr-tb"/>
    </style:style>
    <style:style style:name="Таблица6.A" style:family="table-column">
      <style:table-column-properties style:column-width="6.241cm"/>
    </style:style>
    <style:style style:name="Таблица6.B" style:family="table-column">
      <style:table-column-properties style:column-width="10.243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484cm" fo:margin-left="-0.191cm" fo:margin-top="0cm" fo:margin-bottom="0cm" table:align="left" style:writing-mode="lr-tb"/>
    </style:style>
    <style:style style:name="Таблица7.A" style:family="table-column">
      <style:table-column-properties style:column-width="8.241cm"/>
    </style:style>
    <style:style style:name="Таблица7.B" style:family="table-column">
      <style:table-column-properties style:column-width="8.243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484cm" fo:margin-left="-0.191cm" fo:margin-top="0cm" fo:margin-bottom="0cm" table:align="left" style:writing-mode="lr-tb"/>
    </style:style>
    <style:style style:name="Таблица8.A" style:family="table-column">
      <style:table-column-properties style:column-width="8.241cm"/>
    </style:style>
    <style:style style:name="Таблица8.B" style:family="table-column">
      <style:table-column-properties style:column-width="8.243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1.367cm" fo:margin-right="0cm" fo:margin-top="0cm" fo:margin-bottom="0cm" style:line-height-at-least="0.529cm" fo:text-align="justify" style:justify-single-word="false" fo:text-indent="-0.635cm" style:auto-text-indent="false" style:snap-to-layout-grid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1.367cm" fo:margin-right="0cm" fo:margin-top="0cm" fo:margin-bottom="0cm" style:line-height-at-least="0.529cm" fo:text-align="justify" style:justify-single-word="false" fo:text-indent="-0.635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fo:line-height="100%"/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fo:line-height="100%"/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left="1.367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.21cm" fo:line-height="100%" fo:text-align="justify" style:justify-single-word="false" fo:text-indent="1.199cm" style:auto-text-indent="false" style:snap-to-layout-grid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.499cm" fo:margin-right="0cm" fo:margin-top="0cm" fo:margin-bottom="0.21cm" fo:line-height="100%" fo:text-align="justify" style:justify-single-word="false" fo:text-indent="1.319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left="0cm" fo:margin-right="0cm" fo:margin-top="0.212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1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cm" fo:margin-bottom="0cm" style:line-height-at-least="0.529cm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18" style:family="paragraph" style:parent-style-name="Text_20_body" style:list-style-name="L2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19" style:family="paragraph" style:parent-style-name="Text_20_body" style:list-style-name="L2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margin-top="0cm" fo:margin-bottom="0.21cm" fo:line-height="10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margin-top="0cm" fo:margin-bottom="0.21cm" fo:line-height="100%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22" style:family="paragraph" style:parent-style-name="Standard" style:list-style-name="L3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font-size="12pt" fo:language="ru" fo:country="RU" style:font-size-asian="12pt" style:font-size-complex="12pt"/>
    </style:style>
    <style:style style:name="P23" style:family="paragraph" style:parent-style-name="Standard" style:list-style-name="L3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style:font-size-asian="12pt" style:font-size-complex="12pt"/>
    </style:style>
    <style:style style:name="P25" style:family="paragraph" style:parent-style-name="Heading_20_1">
      <style:paragraph-properties fo:margin-left="-1.251cm" fo:margin-right="-0.778cm" fo:margin-top="0.212cm" fo:margin-bottom="0.212cm" style:line-height-at-least="0.529cm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2pt" style:font-weight-complex="bold"/>
    </style:style>
    <style:style style:name="T1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T2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T3" style:family="text">
      <style:text-properties fo:color="#000000" fo:font-size="14pt" fo:language="ru" fo:country="RU" fo:font-style="normal" style:font-size-asian="14pt" style:font-style-asian="normal" style:font-size-complex="12pt"/>
    </style:style>
    <style:style style:name="T4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5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T6" style:family="text">
      <style:text-properties fo:color="#000000" fo:font-size="14pt" fo:language="en" fo:country="US" fo:font-style="normal" fo:font-weight="bold" style:font-size-asian="14pt" style:font-style-asian="normal" style:font-weight-asian="bold" style:font-size-complex="14pt" style:font-weight-complex="bold"/>
    </style:style>
    <style:style style:name="T7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8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T9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10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1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2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3" style:family="text">
      <style:text-properties fo:color="#000000" fo:font-style="normal" fo:font-weight="normal" style:font-style-asian="normal" style:font-weight-asian="normal" style:font-weight-complex="normal"/>
    </style:style>
    <style:style style:name="T14" style:family="text">
      <style:text-properties fo:color="#000000" fo:language="en" fo:country="US" fo:font-style="normal" fo:font-weight="normal" style:font-style-asian="normal" style:font-weight-asian="normal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normal" fo:font-weight="normal" style:font-style-asian="normal" style:font-weight-asian="normal" style:font-weight-complex="normal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language="en" fo:country="US"/>
    </style:style>
    <style:style style:name="T20" style:family="text">
      <style:text-properties style:font-name="Times New Roman" fo:font-weight="bold" style:font-weight-asian="bold" style:font-weight-complex="bold"/>
    </style:style>
    <style:style style:name="T21" style:family="text">
      <style:text-properties fo:font-size="12pt" fo:language="en" fo:country="US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language="ru" fo:country="RU" style:font-size-asian="12pt" style:font-size-complex="12pt"/>
    </style:style>
    <style:style style:name="T24" style:family="text">
      <style:text-properties fo:font-size="14pt" fo:language="en" fo:country="US" style:font-size-asian="14pt" style:font-size-complex="14pt"/>
    </style:style>
    <style:style style:name="T25" style:family="text">
      <style:text-properties fo:font-style="normal" fo:font-weight="normal" style:font-style-asian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Лабораторная </text:span><text:span text:style-name="T3">работа 2</text:span></text:p>
      <text:h text:style-name="P25" text:outline-level="1">Методические указания</text:h>
      <text:p text:style-name="P5">Определение функций пользователя</text:p>
      <text:p text:style-name="P11">Цель работы: приобрести навыки <text:span text:style-name="T15">создания и </text:span>использования функций пользователя в <text:span text:style-name="T16">Lisp.</text:span></text:p>
      <text:p text:style-name="P1"><text:span text:style-name="T6">Задачи работы</text:span><text:span text:style-name="T4">: </text:span><text:span text:style-name="T8">изучить работу интерпретатора </text:span><text:span text:style-name="T9">Lisp, </text:span><text:span text:style-name="T8">алгоритм работы функции </text:span><text:span text:style-name="T9">eval, </text:span><text:span text:style-name="T8">структуру и порядок обработки программы в </text:span><text:span text:style-name="T9">Lisp</text:span><text:span text:style-name="T8">.</text:span></text:p>
      <text:p text:style-name="P17">Краткие теоретические сведения</text:p>
      <text:p text:style-name="P13">Программа на <text:span text:style-name="T16">Lisp <text:s/></text:span>представляет собой вызов функции на верхнем уровне. Синтаксически программа оформляется в виде <text:span text:style-name="T16">S-</text:span>выражения ( обычно — списка). <text:span text:style-name="T16">S</text:span>-выражение, попавшее на вход системы анализирует функция<text:span text:style-name="T18"> </text:span><text:span text:style-name="T19">eval. S-</text:span><text:span text:style-name="T18">выражение очень часто может быть структурированным. </text:span></text:p>
      <text:p text:style-name="P13"><text:span text:style-name="T18">При создании программы используются стандартные функции </text:span><text:span text:style-name="T19">Lisp, </text:span><text:span text:style-name="T18">которые носят </text:span><text:span text:style-name="T20">частичный характер,</text:span><text:span text:style-name="T18"> и функции пользователя.</text:span> </text:p>
      <text:p text:style-name="P13">Определение<text:span text:style-name="T18"> </text:span>функций<text:span text:style-name="T18"> </text:span>пользователя в<text:span text:style-name="T18"> </text:span><text:span text:style-name="T19">Lisp</text:span><text:span text:style-name="T18">-</text:span>е возможно двумя способами:</text:p>
      <text:list xml:id="list1661102832257478318" text:style-name="L1">
        <text:list-item>
          <text:p text:style-name="P20">с использованием Лямбда-нотаци (функции без имени),</text:p>
        </text:list-item>
        <text:list-item>
          <text:p text:style-name="P21"><text:span text:style-name="T11">с использованием макро определения (специальной функции) </text:span><text:span text:style-name="T12">DEFUN</text:span><text:span text:style-name="T11">.</text:span></text:p>
        </text:list-item>
      </text:list>
      <text:p text:style-name="P12"><text:span text:style-name="T7">Вычисление</text:span><text:span text:style-name="T11"> </text:span><text:span text:style-name="T7">функций</text:span><text:span text:style-name="T11"> </text:span><text:span text:style-name="T7">и</text:span><text:span text:style-name="T11"> </text:span><text:span text:style-name="T7">выполнение</text:span><text:span text:style-name="T11"> </text:span><text:span text:style-name="T7">программ</text:span><text:span text:style-name="T11"> </text:span><text:span text:style-name="T7">на </text:span><text:span text:style-name="T10">Lisp </text:span><text:span text:style-name="T7">осуществляет интерпретатор - </text:span><text:span text:style-name="T12">eval</text:span><text:span text:style-name="T11">. </text:span><text:span text:style-name="T7">Вычисление</text:span><text:span text:style-name="T11"> </text:span><text:span text:style-name="T7">функций</text:span><text:span text:style-name="T11"> </text:span><text:span text:style-name="T7">без</text:span><text:span text:style-name="T11"> </text:span><text:span text:style-name="T7">имени может быть выполнено с использованием функционала </text:span><text:span text:style-name="T5">apply </text:span><text:span text:style-name="T7">или </text:span><text:span text:style-name="T5">funcall</text:span><text:span text:style-name="T11">. </text:span><text:span text:style-name="T7">Правила</text:span><text:span text:style-name="T11"> </text:span><text:span text:style-name="T7">работы</text:span><text:span text:style-name="T11"> </text:span><text:span text:style-name="T7">функции</text:span><text:span text:style-name="T11">. </text:span><text:span text:style-name="T7">Диаграммы</text:span><text:span text:style-name="T11"> </text:span><text:span text:style-name="T7">выполнения</text:span><text:span text:style-name="T11"> </text:span><text:span text:style-name="T7">функций</text:span><text:span text:style-name="T11">. <text:s/></text:span></text:p>
      <text:p text:style-name="P14">Указания к выполнению работы</text:p>
      <text:p text:style-name="P15">При выполнении лабораторной работы следует </text:p>
      <text:list xml:id="list5401901879596472911" text:style-name="L2">
        <text:list-item>
          <text:p text:style-name="P18"><text:span text:style-name="T11">изучить особенности работы стандартных — базовых функций </text:span><text:span text:style-name="T12">Lisp: Car, Cdr, cons, list, eq, eql, equal (</text:span><text:span text:style-name="T11">знать требования к количеству и структуре параметров, причину формирования того или другого результата, в зависимости от параметров</text:span><text:span text:style-name="T12">), </text:span><text:span text:style-name="T11">назначение квотирования объекта,</text:span></text:p>
        </text:list-item>
        <text:list-item>
          <text:p text:style-name="P19">изучить способы описания и использования функций пользователя с одним, многими параметрами,</text:p>
        </text:list-item>
        <text:list-item>
          <text:p text:style-name="P19">изучить правила работы <text:s/>eval на структурированных списках-аргументах, построить диаграммы работы функции <text:span text:style-name="T16">eval </text:span>(выполнения функций)</text:p>
        </text:list-item>
        <text:list-item>
          <text:p text:style-name="P19">познакомиться с работой <text:span text:style-name="T24">apply </text:span>и <text:span text:style-name="T24">funcall</text:span>.</text:p>
        </text:list-item>
      </text:list>
      <text:p text:style-name="P1"><text:span text:style-name="T1">Отчет </text:span><text:span text:style-name="T2">по лабораторной сдается в письменной форме по окончании работы.</text:span></text:p>
      <text:p text:style-name="P2"/>
      <text:p text:style-name="P6">Задания:</text:p>
      <text:p text:style-name="P6">Теор вопросы:</text:p>
      <text:list xml:id="list7694726265452980920" text:style-name="L3">
        <text:list-item>
          <text:p text:style-name="P22"><text:span text:style-name="T13">Базис </text:span><text:span text:style-name="T14">Lisp,</text:span></text:p>
        </text:list-item>
        <text:list-item>
          <text:p text:style-name="P23">Классификация функций,</text:p>
        </text:list-item>
        <text:list-item>
          <text:p text:style-name="P23">Способы создание функций,</text:p>
        </text:list-item>
        <text:list-item>
          <text:p text:style-name="P24"><text:soft-page-break/><text:span text:style-name="T25">Функции </text:span><text:span text:style-name="T17">Car </text:span><text:span text:style-name="T25">и</text:span><text:span text:style-name="T17"> Cdr, eq, eql, equal, equalp</text:span></text:p>
        </text:list-item>
        <text:list-item>
          <text:p text:style-name="P24"><text:span text:style-name="T25">Назначение и отличие в работе </text:span><text:span text:style-name="T17">Cons </text:span><text:span text:style-name="T25">и</text:span><text:span text:style-name="T17"> List </text:span><text:span text:style-name="T25">и др.</text:span></text:p>
        </text:list-item>
      </text:list>
      <text:p text:style-name="P16">Практические задания:</text:p>
      <text:p text:style-name="P4">Лабораторная работа № 2</text:p>
      <text:p text:style-name="P8"/>
      <text:p text:style-name="P8">1. Составить диаграмму вычисления следующих выражений: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9">(equal 3 (abs - 3))</text:p>
          </table:table-cell>
          <table:table-cell table:style-name="Таблица4.A1" office:value-type="string">
            <text:p text:style-name="P9">(equal (* 2 3) (+ 7 2))</text:p>
          </table:table-cell>
        </table:table-row>
        <table:table-row table:style-name="Таблица4.1">
          <table:table-cell table:style-name="Таблица4.A1" office:value-type="string">
            <text:p text:style-name="P9">(equal (+ 1 2) 3)</text:p>
          </table:table-cell>
          <table:table-cell table:style-name="Таблица4.A1" office:value-type="string">
            <text:p text:style-name="P9">(equal (- 7 3) (* 3 2))</text:p>
          </table:table-cell>
        </table:table-row>
        <table:table-row table:style-name="Таблица4.1">
          <table:table-cell table:style-name="Таблица4.A1" office:value-type="string">
            <text:p text:style-name="P9">(equal (* 4 7) 21)</text:p>
          </table:table-cell>
          <table:table-cell table:style-name="Таблица4.A1" office:value-type="string">
            <text:p text:style-name="P9">(equal (abs (- 2 4)) 3))</text:p>
          </table:table-cell>
        </table:table-row>
      </table:table>
      <text:p text:style-name="P9"/>
      <text:p text:style-name="P8">2. Написать функцию, вычисляющую гипотенузу прямоугольного</text:p>
      <text:p text:style-name="P8">треугольника по заданным катетам и составить диаграмму её вычисления.</text:p>
      <text:p text:style-name="P8"/>
      <text:p text:style-name="P8">3. Каковы результаты вычисления следующих выражений?<text:span text:style-name="T16">(</text:span><text:span text:style-name="T15">объяснить возможную ошибку и варианты ее устранен6ия</text:span><text:span text:style-name="T16">)</text:span>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9">(list 'a c)</text:p>
          </table:table-cell>
          <table:table-cell table:style-name="Таблица5.A1" office:value-type="string">
            <text:p text:style-name="P9">(cons 'a 'b 'c)</text:p>
          </table:table-cell>
        </table:table-row>
        <table:table-row table:style-name="Таблица5.1">
          <table:table-cell table:style-name="Таблица5.A1" office:value-type="string">
            <text:p text:style-name="P9">(cons 'a (b c))</text:p>
          </table:table-cell>
          <table:table-cell table:style-name="Таблица5.A1" office:value-type="string">
            <text:p text:style-name="P9">(list 'a (b c))</text:p>
          </table:table-cell>
        </table:table-row>
        <table:table-row table:style-name="Таблица5.1">
          <table:table-cell table:style-name="Таблица5.A1" office:value-type="string">
            <text:p text:style-name="P9">(cons 'a '(b c))</text:p>
          </table:table-cell>
          <table:table-cell table:style-name="Таблица5.A1" office:value-type="string">
            <text:p text:style-name="P9">(list a '(b c))</text:p>
          </table:table-cell>
        </table:table-row>
        <table:table-row table:style-name="Таблица5.1">
          <table:table-cell table:style-name="Таблица5.A1" office:value-type="string">
            <text:p text:style-name="P9">(caddr (1 2 3 4 5))</text:p>
          </table:table-cell>
          <table:table-cell table:style-name="Таблица5.A1" office:value-type="string">
            <text:p text:style-name="P9">(list (+ 1 '(length '(1 2 3))))</text:p>
          </table:table-cell>
        </table:table-row>
      </table:table>
      <text:p text:style-name="P8"/>
      <text:p text:style-name="P8">4. Написать функцию longer_then от двух списков-аргументов, которая возвращает Т, если первый аргумент имеет большую длину.</text:p>
      <text:p text:style-name="P8"/>
      <text:p text:style-name="P8">5. Каковы результаты вычисления следующих выражений?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9">(cons 3 (list 5 6)) </text:p>
          </table:table-cell>
          <table:table-cell table:style-name="Таблица6.A1" office:value-type="string">
            <text:p text:style-name="P9">(cons 3 '(list 5 6))</text:p>
          </table:table-cell>
        </table:table-row>
        <table:table-row table:style-name="Таблица6.1">
          <table:table-cell table:style-name="Таблица6.A1" office:value-type="string">
            <text:p text:style-name="P9">(list 3 'from 9 'lives (- 9 3))</text:p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A1" table:number-columns-spanned="2" office:value-type="string">
            <text:p text:style-name="P9">(+ (length for 2 too)) (car '(21 22 23)))</text:p>
          </table:table-cell>
          <table:covered-table-cell/>
        </table:table-row>
        <table:table-row table:style-name="Таблица6.1">
          <table:table-cell table:style-name="Таблица6.A1" office:value-type="string">
            <text:p text:style-name="P9">(cdr '(cons is short for ans))</text:p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A1" office:value-type="string">
            <text:p text:style-name="P9">(car (list one two))</text:p>
          </table:table-cell>
          <table:table-cell table:style-name="Таблица6.A1" office:value-type="string">
            <text:p text:style-name="P9">(car (list 'one 'two))</text:p>
          </table:table-cell>
        </table:table-row>
      </table:table>
      <text:p text:style-name="P9"/>
      <text:p text:style-name="P10"><text:span text:style-name="T23">6</text:span><text:span text:style-name="T21">. </text:span><text:span text:style-name="T22">Дана</text:span><text:span text:style-name="T21"> </text:span><text:span text:style-name="T22">функция</text:span><text:span text:style-name="T21"> (defun mystery (x) (list (second x) (first x))).</text:span></text:p>
      <text:p text:style-name="P8">Какие результаты вычисления следующих выражений? 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9">(mystery (one two))</text:p>
          </table:table-cell>
          <table:table-cell table:style-name="Таблица7.A1" office:value-type="string">
            <text:p text:style-name="P9">(mystery one 'two))</text:p>
          </table:table-cell>
        </table:table-row>
        <table:table-row table:style-name="Таблица7.1">
          <table:table-cell table:style-name="Таблица7.A1" office:value-type="string">
            <text:p text:style-name="P9">(mystery (last one two))</text:p>
          </table:table-cell>
          <table:table-cell table:style-name="Таблица7.A1" office:value-type="string">
            <text:p text:style-name="P9"/>
          </table:table-cell>
        </table:table-row>
        <table:table-row table:style-name="Таблица7.1">
          <table:table-cell table:style-name="Таблица7.A1" office:value-type="string">
            <text:p text:style-name="P9">(mystery free)</text:p>
          </table:table-cell>
          <table:table-cell table:style-name="Таблица7.A1" office:value-type="string">
            <text:p text:style-name="P8"/>
          </table:table-cell>
        </table:table-row>
      </table:table>
      <text:p text:style-name="P9"><text:s/></text:p>
      <text:p text:style-name="P8"><text:span text:style-name="T15">7</text:span>. Написать функцию, которая переводит температуру в системе Фаренгейта</text:p>
      <text:p text:style-name="P8">температуру по Цельсию (defum f-to-c (temp)…).</text:p>
      <text:p text:style-name="P8">Формулы: <text:tab/>c = 5/9*(f-320); <text:tab/>f= 9/5*c+32.0. </text:p>
      <text:p text:style-name="P8">Как бы назывался роман Р.Брэдбери "+451 по Фаренгейту" в системе по Цельсию?</text:p>
      <text:p text:style-name="P8"/>
      <text:p text:style-name="P8"><text:span text:style-name="T15">8</text:span>. Что получится при вычисления каждого из выражений?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9">(list 'cons t NIL)</text:p>
          </table:table-cell>
          <table:table-cell table:style-name="Таблица8.A1" office:value-type="string">
            <text:p text:style-name="P9">(eval (list 'cons t NIL))</text:p>
          </table:table-cell>
        </table:table-row>
        <table:table-row table:style-name="Таблица8.1">
          <table:table-cell table:style-name="Таблица8.A1" office:value-type="string">
            <text:p text:style-name="P9">(eval (eval (list 'cons t NIL)))</text:p>
          </table:table-cell>
          <table:table-cell table:style-name="Таблица8.A1" office:value-type="string">
            <text:p text:style-name="P9"/>
          </table:table-cell>
        </table:table-row>
        <table:table-row table:style-name="Таблица8.1">
          <table:table-cell table:style-name="Таблица8.A1" office:value-type="string">
            <text:p text:style-name="P9">(apply #cons "(t NIL)) </text:p>
          </table:table-cell>
          <table:table-cell table:style-name="Таблица8.A1" office:value-type="string">
            <text:p text:style-name="P9">(eval NIL)</text:p>
          </table:table-cell>
        </table:table-row>
        <table:table-row table:style-name="Таблица8.1">
          <table:table-cell table:style-name="Таблица8.A1" office:value-type="string">
            <text:p text:style-name="P9">(list 'eval NIL)</text:p>
          </table:table-cell>
          <table:table-cell table:style-name="Таблица8.A1" office:value-type="string">
            <text:p text:style-name="P9">(eval (list 'eval NIL)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91cm" fo:margin-right="0cm" fo:text-align="center" style:justify-single-word="false" fo:text-indent="0.191cm" style:auto-text-indent="false" fo:keep-with-next="always"/>
      <style:text-properties fo:font-size="14pt" fo:font-weight="bold" style:font-size-asian="14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7z0" style:family="text">
      <style:text-properties style:font-name="Wingdings 2" style:font-name-complex="OpenSymbol"/>
    </style:style>
    <style:style style:name="WW8Num7z1" style:family="text">
      <style:text-properties style:font-name="OpenSymbol" style:font-name-complex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7 bmstu</meta:initial-creator>
    <meta:creation-date>2014-03-22T17:08:36.39</meta:creation-date>
    <dc:date>2023-02-13T18:56:21.98</dc:date>
    <meta:editing-duration>PT5H35M</meta:editing-duration>
    <meta:editing-cycles>9</meta:editing-cycles>
    <meta:generator>OpenOffice/4.1.13$Win32 OpenOffice.org_project/4113m1$Build-9810</meta:generator>
    <meta:document-statistic meta:table-count="5" meta:image-count="0" meta:object-count="0" meta:page-count="2" meta:paragraph-count="74" meta:word-count="532" meta:character-count="3546"/>
  </office:meta>
</office:document-meta>
</file>